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B2F000005E097378ECC.png" manifest:media-type="image/png"/>
  <manifest:file-entry manifest:full-path="Pictures/100000000000010A000000699A748D9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OpenSymbol1" svg:font-family="OpenSymbol, 'Arial Unicode MS'"/>
    <style:font-face style:name="Courier New" svg:font-family="'Courier New'" style:font-family-generic="moder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ca" fo:country="ES"/>
    </style:style>
    <style:style style:name="P2" style:family="paragraph" style:parent-style-name="Standard">
      <style:paragraph-properties style:snap-to-layout-grid="false"/>
      <style:text-properties fo:language="ca" fo:country="ES"/>
    </style:style>
    <style:style style:name="P3" style:family="paragraph" style:parent-style-name="Standard">
      <style:paragraph-properties fo:text-align="center" style:justify-single-word="false"/>
      <style:text-properties fo:language="ca" fo:country="ES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ca" fo:country="ES"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8pt" fo:language="ca" fo:country="ES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8pt" fo:language="ca" fo:country="E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8pt" fo:language="ca" fo:country="E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0pt" fo:language="ca" fo:country="ES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paragraph-properties style:line-height-at-least="0.564cm"/>
      <style:text-properties fo:color="#000000" style:font-name="Arial" fo:font-size="12pt" fo:language="ca" fo:country="ES" fo:font-weight="bold" fo:background-color="transparent" style:font-size-asian="12pt" style:font-weight-asian="bold" style:font-name-complex="Arial1" style:font-size-complex="12pt" style:font-weight-complex="bold"/>
    </style:style>
    <style:style style:name="P10" style:family="paragraph" style:parent-style-name="Standard">
      <style:paragraph-properties style:line-height-at-least="0.564cm"/>
      <style:text-properties fo:color="#000000" style:font-name="Arial" fo:font-size="12pt" fo:language="ca" fo:country="ES" fo:font-weight="normal" fo:background-color="transparent" style:font-size-asian="12pt" style:font-weight-asian="normal" style:font-name-complex="Arial1" style:font-size-complex="12pt" style:font-weight-complex="normal"/>
    </style:style>
    <style:style style:name="P11" style:family="paragraph" style:parent-style-name="Standard">
      <style:paragraph-properties fo:margin-top="0cm" fo:margin-bottom="0.106cm" fo:text-align="center" style:justify-single-word="false"/>
      <style:text-properties fo:color="#03a0e7" fo:language="ca" fo:country="ES" fo:font-weight="bold" style:font-weight-asian="bold"/>
    </style:style>
    <style:style style:name="P12" style:family="paragraph" style:parent-style-name="Header">
      <style:text-properties fo:language="ca" fo:country="ES"/>
    </style:style>
    <style:style style:name="P13" style:family="paragraph" style:parent-style-name="Standard">
      <style:paragraph-properties fo:margin-top="0cm" fo:margin-bottom="0cm" style:line-height-at-least="0.564cm" fo:text-align="justify" style:justify-single-word="false" style:text-autospace="none"/>
      <style:text-properties fo:color="#000000" style:font-name="Arial" fo:language="ca" fo:country="ES" fo:font-weight="bold" style:font-weight-asian="bold" style:font-name-complex="Arial" style:font-weight-complex="bold"/>
    </style:style>
    <style:style style:name="P14" style:family="paragraph" style:parent-style-name="Standard">
      <style:paragraph-properties fo:text-align="center" style:justify-single-word="false"/>
      <style:text-properties fo:language="ca" fo:country="ES"/>
    </style:style>
    <style:style style:name="P15" style:family="paragraph" style:parent-style-name="Standard" style:list-style-name="L1">
      <style:paragraph-properties style:line-height-at-least="0.564cm"/>
      <style:text-properties fo:color="#000000" style:font-name="Arial" fo:language="ca" fo:country="ES" style:font-name-complex="Arial"/>
    </style:style>
    <style:style style:name="P16" style:family="paragraph" style:parent-style-name="Standard" style:list-style-name="L1">
      <style:paragraph-properties style:line-height-at-least="0.564cm"/>
      <style:text-properties fo:color="#000000" style:font-name="Arial" fo:language="ca" fo:country="ES" fo:font-weight="normal" style:font-weight-asian="normal" style:font-name-complex="Arial" style:font-weight-complex="normal"/>
    </style:style>
    <style:style style:name="P17" style:family="paragraph" style:parent-style-name="Standard">
      <style:paragraph-properties style:line-height-at-least="0.564cm"/>
      <style:text-properties fo:color="#000000" style:font-name="Arial" fo:font-size="12pt" fo:language="ca" fo:country="ES" fo:font-weight="bold" fo:background-color="transparent" style:font-size-asian="12pt" style:font-weight-asian="bold" style:font-name-complex="Arial1" style:font-size-complex="12pt" style:font-weight-complex="bold"/>
    </style:style>
    <style:style style:name="P18" style:family="paragraph" style:parent-style-name="Standard">
      <style:paragraph-properties style:line-height-at-least="0.564cm"/>
      <style:text-properties fo:color="#000000" style:font-name="Arial" fo:font-size="12pt" fo:language="ca" fo:country="ES" fo:font-weight="normal" fo:background-color="transparent" style:font-size-asian="12pt" style:font-weight-asian="normal" style:font-name-complex="Arial1" style:font-size-complex="12pt" style:font-weight-complex="normal"/>
    </style:style>
    <style:style style:name="P19" style:family="paragraph" style:parent-style-name="Standard" style:list-style-name="L2">
      <style:paragraph-properties fo:margin-top="0cm" fo:margin-bottom="0cm" style:line-height-at-least="0.564cm" fo:text-align="justify" style:justify-single-word="false" style:text-autospace="none"/>
      <style:text-properties fo:color="#000000" style:font-name="Arial" fo:language="ca" fo:country="ES" fo:font-weight="normal" style:font-weight-asian="normal" style:font-name-complex="Arial" style:font-weight-complex="normal"/>
    </style:style>
    <style:style style:name="P20" style:family="paragraph" style:parent-style-name="Standard" style:list-style-name="L2">
      <style:paragraph-properties fo:margin-top="0cm" fo:margin-bottom="0.21cm" style:line-height-at-least="0.564cm" fo:text-align="start" style:justify-single-word="false" style:text-autospace="none"/>
      <style:text-properties fo:color="#000000" style:font-name="Arial" fo:font-size="12pt" fo:language="ca" fo:country="ES" style:text-underline-style="none" fo:font-weight="normal" fo:background-color="transparent" style:font-size-asian="12pt" style:font-weight-asian="normal" style:font-name-complex="Arial1" style:font-size-complex="12pt" style:language-complex="ks" style:country-complex="IN" style:font-weight-complex="normal"/>
    </style:style>
    <style:style style:name="P21" style:family="paragraph" style:parent-style-name="Standard">
      <style:paragraph-properties fo:margin-top="0cm" fo:margin-bottom="0.21cm" style:line-height-at-least="0.564cm" fo:text-align="start" style:justify-single-word="false" style:text-autospace="none"/>
      <style:text-properties fo:color="#000000" style:font-name="Arial" fo:font-size="12pt" fo:language="ca" fo:country="ES" style:text-underline-style="none" fo:font-weight="normal" fo:background-color="transparent" style:font-size-asian="12pt" style:font-weight-asian="normal" style:font-name-complex="Arial1" style:font-size-complex="12pt" style:language-complex="ks" style:country-complex="IN" style:font-weight-complex="normal"/>
    </style:style>
    <style:style style:name="P22" style:family="paragraph" style:parent-style-name="Standard" style:list-style-name="L1">
      <style:paragraph-properties fo:margin-top="0cm" fo:margin-bottom="0.21cm" style:line-height-at-least="0.564cm" fo:text-align="start" style:justify-single-word="false" style:text-autospace="none"/>
      <style:text-properties fo:color="#000000" style:font-name="Arial" fo:font-size="12pt" fo:language="ca" fo:country="ES" style:text-underline-style="none" fo:font-weight="normal" fo:background-color="transparent" style:font-size-asian="12pt" style:font-weight-asian="normal" style:font-name-complex="Arial" style:font-size-complex="12pt" style:language-complex="ks" style:country-complex="IN" style:font-weight-complex="normal"/>
    </style:style>
    <style:style style:name="P23" style:family="paragraph" style:parent-style-name="Standard">
      <style:paragraph-properties fo:margin-left="0cm" fo:margin-right="0.635cm" fo:text-indent="0cm" style:auto-text-indent="false" style:snap-to-layout-grid="false"/>
      <style:text-properties style:font-name="Arial" fo:font-size="8pt" fo:language="ca" fo:country="ES" style:font-size-asian="8pt" style:font-name-complex="Arial" style:font-size-complex="8pt"/>
    </style:style>
    <style:style style:name="P24" style:family="paragraph" style:parent-style-name="Text_20_body" style:list-style-name="L3">
      <style:paragraph-properties fo:margin-top="0cm" fo:margin-bottom="0cm"/>
      <style:text-properties style:font-name="Arial"/>
    </style:style>
    <style:style style:name="P25" style:family="paragraph" style:parent-style-name="Text_20_body" style:list-style-name="L3">
      <style:paragraph-properties fo:margin-top="0cm" fo:margin-bottom="0cm" style:line-height-at-least="0.564cm" fo:text-align="justify" style:justify-single-word="false" style:text-autospace="none"/>
      <style:text-properties fo:color="#000000" style:font-name="Arial" fo:language="ca" fo:country="ES" fo:font-weight="normal" style:font-weight-asian="normal" style:font-name-complex="Arial" style:font-weight-complex="normal"/>
    </style:style>
    <style:style style:name="P26" style:family="paragraph" style:parent-style-name="Normal_20__28_Web_29_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Arial" fo:font-size="12pt" fo:language="ca" fo:country="ES" fo:background-color="transparent" style:font-size-asian="12pt" style:font-name-complex="Arial1" style:font-size-complex="12pt"/>
    </style:style>
    <style:style style:name="P27" style:family="paragraph" style:parent-style-name="Normal_20__28_Web_29_" style:master-page-name="Standard">
      <style:paragraph-properties fo:margin-left="0cm" fo:margin-right="0cm" fo:margin-top="0cm" fo:margin-bottom="0cm" fo:line-height="150%" fo:text-align="justify" style:justify-single-word="false" fo:text-indent="0cm" style:auto-text-indent="false" style:page-number="auto"/>
      <style:text-properties style:font-name="Arial" fo:font-size="10pt" fo:language="ca" fo:country="ES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Footnote">
      <style:paragraph-properties fo:margin-left="0.007cm" fo:margin-right="0.064cm" fo:text-align="end" style:justify-single-word="false" fo:text-indent="0cm" style:auto-text-indent="false" style:snap-to-layout-grid="false"/>
      <style:text-properties fo:language="ca" fo:country="ES"/>
    </style:style>
    <style:style style:name="T1" style:family="text">
      <style:text-properties style:font-name="Arial" fo:font-size="8pt" style:font-size-asian="8pt" style:font-name-complex="Arial" style:font-size-complex="8pt"/>
    </style:style>
    <style:style style:name="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13">Entrega un document anomenat CogNomM13Proposta.pdf (Ex. MadMarM13Proposta.pdf) que inclogui els següents punts:</text:p>
      <text:p text:style-name="P13"><text:s/></text:p>
      <text:list xml:id="list19007132131" text:style-name="L2">
        <text:list-item>
          <text:p text:style-name="P19">Títol.</text:p>
        </text:list-item>
        <text:list-item>
          <text:p text:style-name="P19">Funcionalitat de l'aplicació (descripció breu).</text:p>
        </text:list-item>
        <text:list-item>
          <text:p text:style-name="P19">Entorn de desenvolupament a utilitzar.</text:p>
        </text:list-item>
        <text:list-item>
          <text:p text:style-name="P20">Llista dels aspectes tècnics que es relacionen amb els continguts dels diferents mòduls del cicle.</text:p>
        </text:list-item>
        <text:list-item>
          <text:p text:style-name="P20">Referències.</text:p>
        </text:list-item>
      </text:list>
      <text:p text:style-name="P21"/>
      <text:p text:style-name="P26">El projecte a desenvolupar ha de incloure les següents tasques: </text:p>
      <text:list xml:id="list8436737641" text:style-name="L1">
        <text:list-item>
          <text:list>
            <text:list-item>
              <text:p text:style-name="P15">Disseny de model de dades.</text:p>
            </text:list-item>
            <text:list-item>
              <text:p text:style-name="P15">Implementació de model de dades en un SGBD.</text:p>
            </text:list-item>
            <text:list-item>
              <text:p text:style-name="P15">Desenvolupament d'interfícies d'usuari.</text:p>
            </text:list-item>
            <text:list-item>
              <text:p text:style-name="P15">Elaboració de codi font. </text:p>
            </text:list-item>
            <text:list-item>
              <text:p text:style-name="P15">Verificació del funcionament de l’aplicació desenvolupada.</text:p>
            </text:list-item>
            <text:list-item>
              <text:p text:style-name="P15">Elaboració de documentació de programador.</text:p>
            </text:list-item>
            <text:list-item>
              <text:p text:style-name="P15">Elaboració d'una guia d’usuari.</text:p>
            </text:list-item>
            <text:list-item>
              <text:p text:style-name="P16">Elaboració de documentació de la instal·lació i configuració de l’aplicació.</text:p>
            </text:list-item>
            <text:list-item>
              <text:p text:style-name="P22">Preparació de l’aplicació per a la seva distribució.</text:p>
            </text:list-item>
          </text:list>
        </text:list-item>
      </text:list>
      <text:p text:style-name="P10"/>
      <text:p text:style-name="P10">Addicionalment, la valoració de la proposta i del projecte, tindrà en compte els punts següents:</text:p>
      <text:p text:style-name="P9"/>
      <text:list xml:id="list11217712461" text:style-name="L3">
        <text:list-item>
          <text:p text:style-name="P24">Innovació (utilitza tecnologies no treballades en els estudis).</text:p>
        </text:list-item>
        <text:list-item>
          <text:p text:style-name="P24">Risc (utilitza noves tecnologies poc documentades).</text:p>
        </text:list-item>
        <text:list-item>
          <text:p text:style-name="P24">Col·laboració (es col·labora amb xarxes de persones que tenen un interès comú com projectes de desenvolupament de codi lliure).</text:p>
        </text:list-item>
        <text:list-item>
          <text:p text:style-name="P24">Funcionalitat (es pot utilitzar/replicar sense necessitat de modificar res).</text:p>
        </text:list-item>
        <text:list-item>
          <text:p text:style-name="P25">Utilitat (contribueix per millorar la societat).</text:p>
        </text:list-item>
      </text:list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OpenSymbol1" svg:font-family="OpenSymbol, 'Arial Unicode MS'"/>
    <style:font-face style:name="Courier New" svg:font-family="'Courier New'" style:font-family-generic="moder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ca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21cm" fo:hyphenation-ladder-count="no-limit" fo:padding-left="0cm" fo:padding-right="0cm" fo:padding-top="0cm" fo:padding-bottom="0.035cm" fo:border-left="none" fo:border-right="none" fo:border-top="none" fo:border-bottom="0.51pt solid #c0c0c0"/>
      <style:text-properties fo:font-size="18pt" fo:font-weight="bold" style:font-size-asian="18pt" style:font-weight-asian="bold" style:font-size-complex="18pt" style:font-weight-complex="bold" fo:hyphenate="tru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fo:hyphenation-ladder-count="no-limit"/>
      <style:text-properties fo:hyphenate="true" fo:hyphenation-remain-char-count="2" fo:hyphenation-push-char-count="2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WW8Num1z0" style:family="text">
      <style:text-properties style:font-name="Arial" fo:font-size="11pt" fo:font-style="normal" fo:font-weight="bold" style:font-size-asian="11pt" style:font-style-asian="normal" style:font-weight-asian="bold" style:font-name-complex="Aria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Arial" fo:font-size="11pt" fo:font-style="normal" fo:font-weight="bold" style:font-size-asian="11pt" style:font-style-asian="normal" style:font-weight-asian="bold" style:font-name-complex="Aria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8Num3z0" style:family="text">
      <style:text-properties style:font-name="Arial" style:font-name-asian="Times New Roman" style:font-name-complex="Aria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Times New Roman" style:font-name-complex="Times New Roman"/>
    </style:style>
    <style:style style:name="WW8Num5z0" style:family="text">
      <style:text-properties style:font-name="Times New Roman" style:font-name-complex="Times New Roman"/>
    </style:style>
    <style:style style:name="WW8Num7z0" style:family="text">
      <style:text-properties style:font-name="Times New Roman" style:font-name-complex="Times New Roman"/>
    </style:style>
    <style:style style:name="WW8Num8z0" style:family="text">
      <style:text-properties style:font-name="Times New Roman" style:font-name-complex="Times New Roman"/>
    </style:style>
    <style:style style:name="WW8Num9z0" style:family="text">
      <style:text-properties fo:font-style="normal" fo:font-weight="bold" style:font-style-asian="normal" style:font-weight-asian="bold"/>
    </style:style>
    <style:style style:name="WW8Num10z0" style:family="text">
      <style:text-properties fo:font-style="normal" fo:font-weight="bold" style:font-style-asian="normal" style:font-weight-asian="bold"/>
    </style:style>
    <style:style style:name="WW8Num11z0" style:family="text">
      <style:text-properties style:font-name="Times New Roman" style:font-name-complex="Times New Roman"/>
    </style:style>
    <style:style style:name="WW8Num12z0" style:family="text">
      <style:text-properties style:font-name="Times New Roman" style:font-name-complex="Times New Roman"/>
    </style:style>
    <style:style style:name="WW8Num13z0" style:family="text">
      <style:text-properties style:font-name="Times New Roman" style:font-name-complex="Times New Roman"/>
    </style:style>
    <style:style style:name="WW8Num14z0" style:family="text">
      <style:text-properties style:font-name="Times New Roman" style:font-name-complex="Times New Roman"/>
    </style:style>
    <style:style style:name="WW8Num15z0" style:family="text">
      <style:text-properties style:font-name="Times New Roman" style:font-name-complex="Times New Roman"/>
    </style:style>
    <style:style style:name="WW8Num16z0" style:family="text">
      <style:text-properties style:font-name="Times New Roman" style:font-name-complex="Times New Roman"/>
    </style:style>
    <style:style style:name="WW8Num18z0" style:family="text">
      <style:text-properties style:font-name="Times New Roman" style:font-name-complex="Times New Roman"/>
    </style:style>
    <style:style style:name="WW8Num20z0" style:family="text">
      <style:text-properties style:font-name="Times New Roman" style:font-name-complex="Times New Roman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font-style="normal" fo:font-weight="bold" style:font-style-asian="normal" style:font-weight-asian="bold"/>
    </style:style>
    <style:style style:name="WW8Num23z0" style:family="text">
      <style:text-properties style:font-name="Times New Roman" style:font-name-complex="Times New Roman"/>
    </style:style>
    <style:style style:name="Fuente_20_de_20_párrafo_20_predeter." style:display-name="Fuente de párrafo predeter." style:family="text"/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5z1" style:family="text">
      <style:text-properties style:font-name="OpenSymbol1" style:font-name-complex="OpenSymbol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WW8Num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WW8Num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WW8Num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5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1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6.041cm" fo:margin-left="-0.243cm" table:align="left" style:writing-mode="lr-tb"/>
    </style:style>
    <style:style style:name="Tabla2.A" style:family="table-column">
      <style:table-column-properties style:column-width="4.2cm"/>
    </style:style>
    <style:style style:name="Tabla2.B" style:family="table-column">
      <style:table-column-properties style:column-width="8.502cm"/>
    </style:style>
    <style:style style:name="Tabla2.C" style:family="table-column">
      <style:table-column-properties style:column-width="3.339cm"/>
    </style:style>
    <style:style style:name="Tabla2.1" style:family="table-row">
      <style:table-row-properties style:min-row-height="1.984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1" style:family="table">
      <style:table-properties style:width="15cm" table:align="margins" style:writing-mode="lr-tb"/>
    </style:style>
    <style:style style:name="Tabla11.A" style:family="table-column">
      <style:table-column-properties style:column-width="2.302cm" style:rel-column-width="10056*"/>
    </style:style>
    <style:style style:name="Tabla11.B" style:family="table-column">
      <style:table-column-properties style:column-width="12.698cm" style:rel-column-width="55479*"/>
    </style:style>
    <style:style style:name="Tabla11.1" style:family="table-row">
      <style:table-row-properties style:min-row-height="1.499cm" fo:keep-together="auto"/>
    </style:style>
    <style:style style:name="Tabla1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MP1" style:family="paragraph" style:parent-style-name="Standard">
      <style:paragraph-properties style:snap-to-layout-grid="false"/>
      <style:text-properties fo:language="ca" fo:country="ES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8pt" fo:language="ca" fo:country="ES" fo:font-weight="bold" style:font-size-asian="8pt" style:font-weight-asian="bold" style:font-size-complex="8pt" style:font-weight-complex="bold"/>
    </style:style>
    <style:style style:name="MP3" style:family="paragraph" style:parent-style-name="Standard">
      <style:paragraph-properties fo:margin-top="0cm" fo:margin-bottom="0.106cm" fo:text-align="center" style:justify-single-word="false"/>
      <style:text-properties fo:color="#03a0e7" fo:language="ca" fo:country="ES" fo:font-weight="bold" style:font-weight-asian="bold"/>
    </style:style>
    <style:style style:name="MP4" style:family="paragraph" style:parent-style-name="Standard">
      <style:paragraph-properties fo:text-align="center" style:justify-single-word="false"/>
      <style:text-properties fo:language="ca" fo:country="ES" fo:font-weight="bold" style:font-weight-asian="bold" style:font-weight-complex="bold"/>
    </style:style>
    <style:style style:name="MP5" style:family="paragraph" style:parent-style-name="Standard">
      <style:paragraph-properties fo:text-align="center" style:justify-single-word="false" style:snap-to-layout-grid="false"/>
      <style:text-properties fo:font-size="8pt" fo:language="ca" fo:country="E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P6" style:family="paragraph" style:parent-style-name="Standard">
      <style:paragraph-properties fo:text-align="center" style:justify-single-word="false"/>
      <style:text-properties fo:language="ca" fo:country="ES" fo:font-style="italic" fo:font-weight="bold" style:font-style-asian="italic" style:font-weight-asian="bold" style:font-style-complex="italic" style:font-weight-complex="bold"/>
    </style:style>
    <style:style style:name="MP7" style:family="paragraph" style:parent-style-name="Standard">
      <style:paragraph-properties fo:text-align="center" style:justify-single-word="false"/>
      <style:text-properties fo:font-size="8pt" fo:language="ca" fo:country="E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P8" style:family="paragraph" style:parent-style-name="Standard">
      <style:paragraph-properties fo:text-align="center" style:justify-single-word="false" style:snap-to-layout-grid="false"/>
      <style:text-properties fo:font-size="10pt" fo:language="ca" fo:country="ES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9" style:family="paragraph" style:parent-style-name="Header">
      <style:text-properties fo:language="ca" fo:country="ES"/>
    </style:style>
    <style:style style:name="MP10" style:family="paragraph" style:parent-style-name="Standard">
      <style:paragraph-properties fo:margin-left="0cm" fo:margin-right="0.635cm" fo:text-indent="0cm" style:auto-text-indent="false" style:snap-to-layout-grid="false"/>
      <style:text-properties style:font-name="Arial" fo:font-size="8pt" fo:language="ca" fo:country="ES" style:font-size-asian="8pt" style:font-name-complex="Arial" style:font-size-complex="8pt"/>
    </style:style>
    <style:style style:name="MP11" style:family="paragraph" style:parent-style-name="Footnote">
      <style:paragraph-properties fo:margin-left="0.007cm" fo:margin-right="0.064cm" fo:text-align="end" style:justify-single-word="false" fo:text-indent="0cm" style:auto-text-indent="false" style:snap-to-layout-grid="false"/>
      <style:text-properties fo:language="ca" fo:country="ES"/>
    </style:style>
    <style:style style:name="MP12" style:family="paragraph" style:parent-style-name="Standard">
      <style:paragraph-properties fo:text-align="center" style:justify-single-word="false"/>
      <style:text-properties fo:language="ca" fo:country="ES"/>
    </style:style>
    <style:style style:name="MP13" style:family="paragraph" style:parent-style-name="Standard">
      <style:text-properties fo:language="ca" fo:country="ES"/>
    </style:style>
    <style:style style:name="MT1" style:family="text">
      <style:text-properties style:font-name="Arial" fo:font-size="8pt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4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gráficos1" text:anchor-type="as-char" svg:width="3.81cm" svg:height="1.887cm" draw:z-index="0"><draw:image xlink:href="Pictures/100000000000010A000000699A748D96.png" xlink:type="simple" xlink:show="embed" xlink:actuate="onLoad"/></draw:frame></text:p>
            </table:table-cell>
            <table:table-cell table:style-name="Tabla2.B1" office:value-type="string">
              <text:p text:style-name="MP2"/>
              <text:p text:style-name="MP3">Títol del Projecte</text:p>
              <text:p text:style-name="MP4">Proposta de projecte de Síntesi</text:p>
            </table:table-cell>
            <table:table-cell table:style-name="Tabla2.C1" office:value-type="string">
              <text:p text:style-name="MP5"/>
              <text:p text:style-name="MP6">Mòdul 13: Projecte</text:p>
              <text:p text:style-name="MP7"/>
              <text:p text:style-name="MP8">Nom Cognom</text:p>
            </table:table-cell>
          </table:table-row>
        </table:table>
        <text:p text:style-name="MP9"/>
      </style:header>
      <style:footer>
        <text:p text:style-name="Footer"/>
        <table:table table:name="Tabla11" table:style-name="Tabla11">
          <table:table-column table:style-name="Tabla11.A"/>
          <table:table-column table:style-name="Tabla11.B"/>
          <table:table-row table:style-name="Tabla11.1">
            <table:table-cell table:style-name="Tabla11.A1" office:value-type="string">
              <text:p text:style-name="MP10"><draw:frame draw:style-name="Mfr2" draw:name="graphics2" text:anchor-type="paragraph" svg:x="0.009cm" svg:y="0.185cm" svg:width="1.85cm" svg:height="0.981cm" draw:z-index="1"><draw:image xlink:href="Pictures/1000020100000B2F000005E097378ECC.png" xlink:type="simple" xlink:show="embed" xlink:actuate="onLoad"/></draw:frame></text:p>
            </table:table-cell>
            <table:table-cell table:style-name="Tabla11.B1" office:value-type="string">
              <text:p text:style-name="MP11"><text:span text:style-name="MT1">Pàgina: </text:span><text:span text:style-name="MT1"><text:page-number text:select-page="current">1</text:page-number></text:span><text:span text:style-name="MT1"> de </text:span><text:span text:style-name="MT1"><text:page-count style:num-format="1">1</text:page-count></text:span></text:p>
            </table:table-cell>
          </table:table-row>
        </table:table>
        <text:p text:style-name="MP12"/>
      </style:footer>
    </style:master-page>
    <style:master-page style:name="First_20_Page" style:display-name="First Page" style:page-layout-name="Mpm2" style:next-style-name="Standard">
      <style:header>
        <text:p text:style-name="MP13"/>
      </style:header>
      <style:footer>
        <text:p text:style-name="MP1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IRIANA</meta:initial-creator>
    <meta:creation-date>2011-09-12T13:36:00</meta:creation-date>
    <dc:date>2015-09-18T16:13:14</dc:date>
    <meta:print-date>2012-09-13T16:00:00</meta:print-date>
    <meta:editing-cycles>113</meta:editing-cycles>
    <meta:editing-duration>PT5H47M21S</meta:editing-duration>
    <meta:generator>LibreOffice/3.5$Linux_x86 LibreOffice_project/350m1$Build-2</meta:generator>
    <meta:document-statistic meta:table-count="2" meta:image-count="2" meta:object-count="0" meta:page-count="1" meta:paragraph-count="29" meta:word-count="201" meta:character-count="1350" meta:non-whitespace-character-count="1191"/>
  </office:meta>
</office:document-meta>
</file>